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3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3" officeooo:rsid="003c3cf9" officeooo:paragraph-rsid="003c3cf9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3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2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text-properties style:font-name="Times New Roman3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17" style:family="paragraph" style:parent-style-name="Text_20_body">
      <style:text-properties officeooo:rsid="003d311d" officeooo:paragraph-rsid="003d311d"/>
    </style:style>
    <style:style style:name="P18" style:family="paragraph" style:parent-style-name="Text_20_body">
      <style:text-properties officeooo:rsid="003df5c8" officeooo:paragraph-rsid="003df5c8"/>
    </style:style>
    <style:style style:name="P1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3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21" style:family="paragraph" style:parent-style-name="Standard">
      <style:text-properties fo:color="#ff0000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2" style:family="paragraph" style:parent-style-name="Standard">
      <style:text-properties fo:color="#ff0000" style:font-name="Times New Roman3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ff0000" style:font-name="Times New Roman3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0000" style:font-name="Times New Roman3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2">
      <style:paragraph-properties fo:break-before="page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style:font-size-complex="14pt"/>
    </style:style>
    <style:style style:name="T4" style:family="text">
      <style:text-properties fo:color="#ff0000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3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3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fo:color="#ff0000" style:font-name="Times New Roman3" style:font-size-complex="14pt"/>
    </style:style>
    <style:style style:name="T8" style:family="text">
      <style:text-properties fo:color="#ff0000" style:font-name="Times New Roman3" officeooo:rsid="003c3cf9" style:font-size-complex="14pt"/>
    </style:style>
    <style:style style:name="T9" style:family="text">
      <style:text-properties fo:color="#000000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ff0000" style:font-name="Times New Roman3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officeooo:rsid="003c3c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Book_20_Title"><text:span text:style-name="T1">отчет</text:span></text:span></text:p>
      <text:p text:style-name="P1"><text:span text:style-name="T2">по лабораторной работе</text:span><text:span text:style-name="T4"> №</text:span><text:span text:style-name="T5">1</text:span></text:p>
      <text:p text:style-name="P1"><text:span text:style-name="T2">по дисциплине </text:span><text:span text:style-name="T9">«</text:span><text:span text:style-name="T6">Сети и телекоммуникации</text:span><text:span text:style-name="T9">»</text:span></text:p>
      <text:p text:style-name="P1"><text:span text:style-name="Book_20_Title"><text:span text:style-name="T10">Тема: </text:span></text:span><text:span text:style-name="Book_20_Title"><text:span text:style-name="T11">Сетевой уровень: IP - адресация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3">Студент</text:span><text:span text:style-name="T7">(ка)</text:span><text:span text:style-name="T3"> гр. </text:span><text:span text:style-name="T8">938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8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8">Лавров А.А.</text:p>
          </table:table-cell>
        </table:table-row>
      </table:table>
      <text:p text:style-name="P5"/>
      <text:p text:style-name="P5"/>
      <text:p text:style-name="P5">Санкт-Петербург</text:p>
      <text:p text:style-name="P12">20<text:span text:style-name="T12">21</text:span></text:p>
      <text:h text:style-name="P26" text:outline-level="2">Цель работы.</text:h>
      <text:p text:style-name="P11"><text:span text:style-name="T12"><text:tab/>И</text:span>зучение и практическое освоение основ адресации, разрешения физических адресов и простейшей маршрутизации в IP-сетях.</text:p>
      <text:p text:style-name="P16"/>
      <text:h text:style-name="Heading_20_2" text:outline-level="2">Задание.</text:h>
      <text:p text:style-name="P21">1.6.1. Порядок выполнения работы</text:p>
      <text:p text:style-name="P21">1. Исправить структуру сети (если это необходимо), обеспечив корректную доставку кадров на физическом уровне.</text:p>
      <text:p text:style-name="P21">2. Задать ip-адреса, маски подсети и шлюзы по-умолчанию для всех</text:p>
      <text:p text:style-name="P23">узлов сети, чтобы обеспечить корректную доставку эхо-запроса от K1 к K2 и эхо-ответа обратно. Обосновать свои установки.</text:p>
      <text:p text:style-name="P21">3. Выполнить эхо-запрос с K1 на K2. Посмотреть вывод программы.</text:p>
      <text:p text:style-name="P21">4. Добавить статическую запись ARP для K3 на K1 (или для ближайшего к К1 маршрутизатора, находящегося между К3 и К1). Подождать устаревания ARP-таблиц и выполнить эхо запрос с K1 на K3. Объяснить результат.</text:p>
      <text:p text:style-name="P21">5. Выполнить эхо-запрос на IP-адрес 200.100.0.1 c K1. Объяснить вывод программы.</text:p>
      <text:p text:style-name="P22">6. Выполнить эхо запросы с K1 и K2 на все узлы сети. Убедиться, что эхо-ответы приходят.</text:p>
      <text:p text:style-name="P22">В отчет необходимо включить схему сети, настройки протокола TCP/IP для все узлов сети и результаты вывода программы полученные при выполнении при эхо-запросов. </text:p>
      <text:p text:style-name="P24"><text:tab/>Вариант 4. Файл со схемой сети: lab1_var4.jfst. Сеть между маршрутизаторами OFF_R и R2: 204.188.0.0. Компьютер BIG BOSS имеет IP-адрес 204.188.0.1. Компьютер M_CH_S имеет IP-адрес 10.0.0.2. Сеть между маршрутизаторами R2 и M_CH_S_Router: 192.178.0.0. Обозначения в задании: K1 – BIG BOSS, K2 – M_CH_S, K3 – OFFICE1_pc4.</text:p>
      <text:p text:style-name="P13"/>
      <text:h text:style-name="Heading_20_2" text:outline-level="2"><text:soft-page-break/>Выполнение работы.</text:h>
      <text:p text:style-name="P17">В таблице 1 представлены настройки IP-адресов для всех узлов сети. </text:p>
      <text:p text:style-name="P17">Почему они именно такие?</text:p>
      <text:p text:style-name="P18">Чтобы выполнить эхо-запрос с к1 на подсеть, где находится к3 нужно удалить маршрутизатор R2, потому что у него узел по умолчанию M_CH_S, а у того R2, запросы будут «прыгать» между этими узлами, пока не выйдет время, то есть пакет потеряется. </text:p>
      <text:p text:style-name="P18">При удалении подсеть между OFF_R и M_CH_S станет 204.188.0.0, то есть нужно будет изменить IP адрес M_CH_S</text:p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/>
      <text:p text:style-name="P14"/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2M28S</meta:editing-duration>
    <meta:editing-cycles>33</meta:editing-cycles>
    <meta:generator>LibreOffice/6.4.6.2$Linux_X86_64 LibreOffice_project/40$Build-2</meta:generator>
    <dc:date>2021-02-15T22:47:36.275765907</dc:date>
    <meta:document-statistic meta:table-count="1" meta:image-count="0" meta:object-count="0" meta:page-count="3" meta:paragraph-count="35" meta:word-count="311" meta:character-count="2158" meta:non-whitespace-character-count="1874"/>
  </office:meta>
</office:document-meta>
</file>